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4F0000004AD457406BA683BCE4.png" manifest:media-type="image/png"/>
  <manifest:file-entry manifest:full-path="Pictures/100000000000005000000054A29B6271125EA62D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cm" table:align="margins" style:writing-mode="lr-tb"/>
    </style:style>
    <style:style style:name="Tabela1.A" style:family="table-column">
      <style:table-column-properties style:column-width="6.001cm" style:rel-column-width="21845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8cm" table:align="margins" style:writing-mode="lr-tb"/>
    </style:style>
    <style:style style:name="Tabela2.A" style:family="table-column">
      <style:table-column-properties style:column-width="3cm" style:rel-column-width="10922*"/>
    </style:style>
    <style:style style:name="Tabela2.F" style:family="table-column">
      <style:table-column-properties style:column-width="3cm" style:rel-column-width="10925*"/>
    </style:style>
    <style:style style:name="P1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fo:font-size="14pt" fo:font-weight="bold" officeooo:paragraph-rsid="004435f4" style:font-size-asian="14pt" style:font-weight-asian="bold" style:font-size-complex="14pt"/>
    </style:style>
    <style:style style:name="P3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fo:font-size="14pt" fo:font-weight="bold" officeooo:rsid="008eb809" officeooo:paragraph-rsid="008eb809" style:font-size-asian="14pt" style:font-weight-asian="bold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Calibri2" fo:font-size="11pt" style:text-underline-style="none" fo:font-weight="normal" officeooo:rsid="007be1b1" officeooo:paragraph-rsid="007be1b1" style:font-size-asian="11pt" style:font-weight-asian="normal" style:font-name-complex="Ari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2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00%" fo:text-align="justify" style:justify-single-word="false"/>
      <style:text-properties style:font-name="Calibri2" fo:font-size="11pt" fo:font-style="normal" style:text-underline-style="none" fo:font-weight="normal" officeooo:rsid="0019654b" officeooo:paragraph-rsid="007be1b1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8" style:family="paragraph" style:parent-style-name="Header">
      <style:paragraph-properties fo:margin-left="0cm" fo:margin-right="0.635cm" fo:margin-top="0cm" fo:margin-bottom="0cm" loext:contextual-spacing="false" fo:text-indent="0cm" style:auto-text-indent="false"/>
      <style:text-properties style:font-name="Calibri2" fo:font-size="11pt" style:font-size-asian="11pt" style:font-size-complex="11pt"/>
    </style:style>
    <style:style style:name="P9" style:family="paragraph" style:parent-style-name="Header">
      <style:paragraph-properties fo:margin-top="0cm" fo:margin-bottom="0cm" loext:contextual-spacing="false" fo:text-align="justify" style:justify-single-word="false"/>
      <style:text-properties style:font-name="Calibri2" fo:font-size="11pt" officeooo:paragraph-rsid="004ab7e2" style:font-size-asian="11pt" style:font-size-complex="11pt"/>
    </style:style>
    <style:style style:name="P10" style:family="paragraph" style:parent-style-name="Footer">
      <style:paragraph-properties fo:margin-top="0cm" fo:margin-bottom="0cm" loext:contextual-spacing="false"/>
      <style:text-properties style:font-name="Calibri2" fo:font-size="11pt" style:font-size-asian="11pt" style:font-size-complex="11pt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2" fo:font-size="11pt" officeooo:paragraph-rsid="007be1b1" style:font-size-asian="11pt" style:font-size-complex="11pt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2" fo:font-size="11pt" officeooo:paragraph-rsid="0077f391" style:font-size-asian="11pt" style:font-size-complex="11pt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2" fo:font-size="11pt" fo:font-style="normal" style:text-underline-style="none" fo:font-weight="normal" officeooo:rsid="004e1f6e" officeooo:paragraph-rsid="006c1174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2" fo:font-size="11pt" fo:font-weight="normal" officeooo:rsid="003e90e7" officeooo:paragraph-rsid="003f49ac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2" fo:font-size="11pt" fo:font-weight="normal" officeooo:paragraph-rsid="003c8676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2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Calibri2" fo:font-size="11pt" officeooo:paragraph-rsid="007be1b1" style:font-size-asian="11pt" style:font-size-complex="11pt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Calibri2" fo:font-size="11pt" officeooo:paragraph-rsid="007af254" style:font-size-asian="11pt" style:font-size-complex="11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alibri2" fo:font-size="11pt" officeooo:paragraph-rsid="007af254" style:font-size-asian="11pt" style:font-size-complex="11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alibri2" fo:font-size="11pt" fo:font-weight="bold" officeooo:paragraph-rsid="00250d21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Calibri2" fo:font-size="11pt" fo:font-weight="bold" officeooo:paragraph-rsid="00250d21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Calibri2" fo:font-size="11pt" style:text-underline-style="none" officeooo:paragraph-rsid="004ede43" style:font-size-asian="11pt" style:font-size-complex="11pt"/>
    </style:style>
    <style:style style:name="P2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use-window-font-color="true" style:font-name="Calibri2" fo:font-size="11pt" style:text-underline-style="none" fo:font-weight="normal" officeooo:rsid="007be1b1" officeooo:paragraph-rsid="007be1b1" style:font-size-asian="11pt" style:font-weight-asian="normal" style:font-name-complex="Arial" style:font-size-complex="11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use-window-font-color="true" style:font-name="Calibri2" fo:font-size="12pt" style:text-underline-style="none" fo:font-weight="bold" officeooo:rsid="007af254" officeooo:paragraph-rsid="007af254" style:font-size-asian="12pt" style:font-weight-asian="bold" style:font-name-complex="Arial" style:font-size-complex="12pt" style:font-weight-complex="bold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use-window-font-color="true" style:font-name="Calibri2" fo:font-size="12pt" style:text-underline-style="none" fo:font-weight="bold" officeooo:rsid="007af254" officeooo:paragraph-rsid="007af254" style:font-size-asian="12pt" style:font-weight-asian="bold" style:font-name-complex="Arial" style:font-size-complex="12pt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/>
      <style:text-properties style:use-window-font-color="true" style:font-name="Calibri2" fo:font-size="2pt" fo:font-style="normal" style:text-underline-style="none" fo:font-weight="normal" officeooo:rsid="007af254" officeooo:paragraph-rsid="008dade5" style:font-size-asian="2pt" style:font-style-asian="normal" style:font-weight-asian="normal" style:font-name-complex="Arial" style:font-size-complex="2pt" style:font-style-complex="normal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style:font-name="Calibri2" fo:font-size="11pt" style:font-size-asian="11pt" style:font-size-complex="11pt"/>
    </style:style>
    <style:style style:name="P28" style:family="paragraph" style:parent-style-name="Standard" style:master-pag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/>
      <style:text-properties style:use-window-font-color="true" style:font-name="Calibri2" fo:font-size="2pt" style:text-underline-style="none" fo:font-weight="normal" officeooo:rsid="007af254" officeooo:paragraph-rsid="007af254" style:font-size-asian="2pt" style:font-weight-asian="normal" style:font-name-complex="Arial" style:font-size-complex="2pt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paragraph-rsid="0088c1b4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7af254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alibri2" fo:font-size="11pt" officeooo:paragraph-rsid="007af254" style:font-size-asian="11pt" style:font-size-complex="11pt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Calibri2" fo:font-size="11pt" officeooo:paragraph-rsid="0088c1b4" style:font-size-asian="11pt" style:font-size-complex="11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Calibri2" fo:font-size="11pt" fo:font-weight="bold" officeooo:paragraph-rsid="00250d21" style:font-size-asian="11pt" style:font-weight-asian="bold" style:font-size-complex="11pt" style:font-weight-complex="bold"/>
    </style:style>
    <style:style style:name="T1" style:family="text">
      <style:text-properties style:use-window-font-color="true" officeooo:rsid="008f64ec"/>
    </style:style>
    <style:style style:name="T2" style:family="text">
      <style:text-properties style:use-window-font-color="true" fo:font-size="12pt" style:text-underline-style="none" fo:font-weight="normal" officeooo:rsid="007af254" style:font-size-asian="12pt" style:font-weight-asian="normal" style:font-name-complex="Arial" style:font-size-complex="12pt" style:font-weight-complex="normal"/>
    </style:style>
    <style:style style:name="T3" style:family="text">
      <style:text-properties style:use-window-font-color="true" fo:font-size="12pt" style:text-underline-style="none" fo:font-weight="bold" officeooo:rsid="007af254" style:font-size-asian="12pt" style:font-weight-asian="bold" style:font-name-complex="Arial" style:font-size-complex="12pt" style:font-weight-complex="bold"/>
    </style:style>
    <style:style style:name="T4" style:family="text">
      <style:text-properties style:use-window-font-color="true" fo:font-size="12pt" style:text-underline-style="none" fo:font-weight="bold" officeooo:rsid="0091bbd4" style:font-size-asian="12pt" style:font-weight-asian="bold" style:font-name-complex="Arial" style:font-size-complex="12pt" style:font-weight-complex="bold"/>
    </style:style>
    <style:style style:name="T5" style:family="text">
      <style:text-properties style:use-window-font-color="true" style:text-underline-style="none" fo:font-weight="normal" officeooo:rsid="007af254" style:font-weight-asian="normal" style:font-name-complex="Arial" style:font-weight-complex="normal"/>
    </style:style>
    <style:style style:name="T6" style:family="text">
      <style:text-properties style:use-window-font-color="true" style:text-underline-style="none" fo:font-weight="normal" officeooo:rsid="007be1b1" style:font-weight-asian="normal" style:font-name-complex="Arial" style:font-weight-complex="normal"/>
    </style:style>
    <style:style style:name="T7" style:family="text">
      <style:text-properties style:use-window-font-color="true" style:text-underline-style="none" fo:font-weight="normal" officeooo:rsid="0091bbd4" style:font-weight-asian="normal" style:font-name-complex="Arial" style:font-weight-complex="normal"/>
    </style:style>
    <style:style style:name="T8" style:family="text">
      <style:text-properties style:use-window-font-color="true" style:font-name="Calibri2" fo:font-size="12pt" style:text-underline-style="none" fo:font-weight="bold" officeooo:rsid="007af254" style:font-size-asian="12pt" style:font-weight-asian="bold" style:font-name-complex="Arial" style:font-size-complex="12pt" style:font-weight-complex="bold"/>
    </style:style>
    <style:style style:name="T9" style:family="text">
      <style:text-properties style:use-window-font-color="true" style:font-name="Calibri2" fo:font-size="12pt" style:text-underline-style="none" fo:font-weight="bold" officeooo:rsid="0091bbd4" style:font-size-asian="12pt" style:font-weight-asian="bold" style:font-name-complex="Arial" style:font-size-complex="12pt" style:font-weight-complex="bold"/>
    </style:style>
    <style:style style:name="T10" style:family="text">
      <style:text-properties style:use-window-font-color="true" style:font-name="Calibri2" fo:font-size="11pt" fo:font-weight="normal" officeooo:rsid="0091bbd4" style:font-size-asian="11pt" style:font-weight-asian="normal" style:font-size-complex="11pt" style:font-weight-complex="normal"/>
    </style:style>
    <style:style style:name="T11" style:family="text">
      <style:text-properties officeooo:rsid="008f64ec"/>
    </style:style>
    <style:style style:name="T12" style:family="text">
      <style:text-properties style:text-position="super 58%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8f5fb9"/>
    </style:style>
    <style:style style:name="T1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6" style:family="text">
      <style:text-properties officeooo:rsid="004c0fc5"/>
    </style:style>
    <style:style style:name="T17" style:family="text">
      <style:text-properties fo:color="#000000" fo:font-size="14pt" style:text-underline-style="solid" style:text-underline-width="auto" style:text-underline-color="font-color" fo:font-weight="normal" officeooo:rsid="004c0fc5" style:font-size-asian="14pt" style:font-weight-asian="normal" style:font-size-complex="14pt" style:font-weight-complex="normal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3e90e7" style:font-weight-asian="bold" style:font-weight-complex="bold"/>
    </style:style>
    <style:style style:name="T23" style:family="text">
      <style:text-properties fo:font-weight="bold" style:font-weight-asian="bold" style:font-name-complex="Calibri2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4e1f6e" style:font-weight-asian="normal" style:font-weight-complex="normal"/>
    </style:style>
    <style:style style:name="T26" style:family="text">
      <style:text-properties fo:font-weight="normal" officeooo:rsid="0098928c" style:font-weight-asian="normal" style:font-weight-complex="normal"/>
    </style:style>
    <style:style style:name="T27" style:family="text">
      <style:text-properties fo:font-style="normal" style:text-underline-style="none" fo:font-weight="normal" officeooo:rsid="0051ba7a" style:font-style-asian="normal" style:font-weight-asian="normal" style:font-name-complex="Times New Roman" style:font-style-complex="normal" style:font-weight-complex="normal"/>
    </style:style>
    <style:style style:name="T28" style:family="text">
      <style:text-properties officeooo:rsid="004d05af"/>
    </style:style>
    <style:style style:name="T29" style:family="text">
      <style:text-properties officeooo:rsid="008dade5"/>
    </style:style>
    <style:style style:name="T30" style:family="text">
      <style:text-properties officeooo:rsid="008eb809"/>
    </style:style>
    <style:style style:name="T31" style:family="text">
      <style:text-properties officeooo:rsid="008f5fb9"/>
    </style:style>
    <style:style style:name="T32" style:family="text">
      <style:text-properties officeooo:rsid="0091bbd4"/>
    </style:style>
    <style:style style:name="T33" style:family="text">
      <style:text-properties style:font-name="Calibri2" fo:font-size="11pt" fo:font-weight="bold" style:font-size-asian="11pt" style:font-weight-asian="bold" style:font-size-complex="11pt" style:font-weight-complex="bold"/>
    </style:style>
    <style:style style:name="T34" style:family="text">
      <style:text-properties style:font-name="Calibri2" fo:font-size="11pt" fo:font-weight="normal" style:font-size-asian="11pt" style:font-weight-asian="normal" style:font-size-complex="11pt" style:font-weight-complex="normal"/>
    </style:style>
    <style:style style:name="T35" style:family="text">
      <style:text-properties style:font-name="Calibri2" fo:font-size="11pt" fo:font-weight="normal" officeooo:rsid="0091bbd4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ela1" table:style-name="Tabela1">
        <table:table-column table:style-name="Tabela1.A" table:number-columns-repeated="3"/>
        <table:table-row table:style-name="TableLine94554571169792">
          <table:table-cell table:style-name="Tabela1.A1" office:value-type="string">
            <text:p text:style-name="P27"/>
          </table:table-cell>
          <table:table-cell table:style-name="Tabela1.A1" office:value-type="string">
            <text:p text:style-name="P24"/>
            <text:p text:style-name="P24">AUTO DE INFRAÇÃO</text:p>
          </table:table-cell>
          <table:table-cell table:style-name="Tabela1.A1" office:value-type="string">
            <text:p text:style-name="P25"/>
            <text:p text:style-name="P25">Nº 022/2021</text:p>
          </table:table-cell>
        </table:table-row>
      </table:table>
      <text:p text:style-name="P32"><text:span text:style-name="T2"><text:tab/>Aos</text:span><text:span text:style-name="T3"> 22 </text:span><text:span text:style-name="T2">dias de</text:span><text:span text:style-name="T3"> Janeiro </text:span><text:span text:style-name="T2">de</text:span><text:span text:style-name="T3"> 2021, </text:span><text:span text:style-name="T2">nesta cidade de Piracicaba, foi por mim, fiscal:</text:span></text:p>
      <text:p text:style-name="P29"><text:span text:style-name="T8">Fabio Luis Elias Nº funcional: 19.775-2</text:span></text:p>
      <text:p text:style-name="P19"><text:span text:style-name="T20"><text:line-break/></text:span><text:span text:style-name="T21">Constatado a infração: </text:span><text:span text:style-name="T24">Não entrou em contato com o Centro de Controle de Zoonoses para agendamento de vistoria relacionada ao controle do mosquito Aedes aegypti dentro do prazo estabelecido.</text:span></text:p>
      <text:p text:style-name="P20"/>
      <text:p text:style-name="P30"><text:span text:style-name="T33">Nome do infrator:</text:span><text:span text:style-name="T34"> Emerson Maximo</text:span></text:p>
      <text:p text:style-name="P20"/>
      <text:p text:style-name="P19"><text:span text:style-name="T21">Endereço da irregularidade:</text:span><text:span text:style-name="T24"> Rua Luiz José Mesquita, 124 – Bongue</text:span></text:p>
      <table:table table:name="Tabela2" table:style-name="Tabela2">
        <table:table-column table:style-name="Tabela2.A" table:number-columns-repeated="5"/>
        <table:table-column table:style-name="Tabela2.F"/>
        <table:table-row table:style-name="TableLine94554566277632">
          <table:table-cell office:value-type="string">
            <text:p text:style-name="P18"><text:span text:style-name="T19">CPD:</text:span><text:span text:style-name="T20"> 1505033</text:span></text:p>
          </table:table-cell>
          <table:table-cell office:value-type="string">
            <text:p text:style-name="P18"><text:span text:style-name="T19">Distrito</text:span><text:span text:style-name="T18">:</text:span><text:span text:style-name="T5"> 01</text:span></text:p>
          </table:table-cell>
          <table:table-cell office:value-type="string">
            <text:p text:style-name="P18"><text:span text:style-name="T19">Setor</text:span><text:span text:style-name="T18">:</text:span><text:span text:style-name="T5"> 28</text:span></text:p>
          </table:table-cell>
          <table:table-cell office:value-type="string">
            <text:p text:style-name="P18"><text:span text:style-name="T19">Quadra</text:span><text:span text:style-name="T18">:</text:span><text:span text:style-name="T5"> 0080</text:span></text:p>
          </table:table-cell>
          <table:table-cell office:value-type="string">
            <text:p text:style-name="P18"><text:span text:style-name="T19">Lote</text:span><text:span text:style-name="T18">: 0111</text:span></text:p>
          </table:table-cell>
          <table:table-cell office:value-type="string">
            <text:p text:style-name="P18"><text:span text:style-name="T19">Sublote</text:span><text:span text:style-name="T18">: 0000</text:span></text:p>
          </table:table-cell>
        </table:table-row>
      </table:table>
      <text:p text:style-name="P22"/>
      <text:p text:style-name="P17"><text:span text:style-name="T21">Endereço de correspondência:</text:span><text:span text:style-name="T24"><text:tab/>Avenida Doutor João Teodoro, 1498</text:span><text:span text:style-name="T6"> – Vila Rezende <text:s/>– CEP: 13405-240</text:span></text:p>
      <text:p text:style-name="P23">Piracicaba–SP</text:p>
      <text:p text:style-name="P21"/>
      <text:p text:style-name="P11"><text:span text:style-name="T21">Praticou a seguinte infração: </text:span><text:span text:style-name="T25">Encaminhamos notificação solicitando o agendamento de vistoria relacionada ao controle do mosquito Aedes aegypti, que foi recebida no dia  19/01/2021 , porém não tivemos retorno conforme solicitado.   </text:span></text:p>
      <text:p text:style-name="P13"/>
      <text:p text:style-name="P11"><text:span text:style-name="T22">Com penalidade prevista na (s) Lei (s):</text:span><text:span text:style-name="T6"> Lei Complementar n° 178/06, artigo 22 e Decreto 15.751/14.  </text:span></text:p>
      <text:p text:style-name="P14"/>
      <text:p text:style-name="P12"><text:span text:style-name="T21">Pelo que impus a multa no valor de </text:span><text:span text:style-name="T23">R$ 1141,84 (mil cento e quarenta e um reais e oitenta e quatro centavos)</text:span><text:span text:style-name="T24">,</text:span> que deve ser recolhida na Tesouraria Municipal, no prazo de 30 dias a contar da data de recebimento deste <text:span text:style-name="T27">ou de sua publicação em Diário Oficial do Município</text:span>, sob pena de a mesma ser cobrada judicialmente.</text:p>
      <text:p text:style-name="P15">* Enviado via correio com Aviso de Recebimento (AR).</text:p>
      <text:p text:style-name="P5"/>
      <text:p text:style-name="P5">Piracicaba, 29 de janeiro de 2021.</text:p>
      <text:p text:style-name="P16"/>
      <text:p text:style-name="P16"/>
      <text:p text:style-name="P16">_________________________________________</text:p>
      <text:p text:style-name="P6">Fiscal do Plano Municipal de Controle do Aedes</text:p>
      <text:p text:style-name="P7">Nos termos da legislação em vigor, poderá o infrator apresentar recurso contra Auto de Infração e Multa dentro do prazo de 30 (trinta) dias a contar da data de recebimento deste Auto ou de sua publicação em Diário Oficial do Município, conforme o disposto no Decreto Nº 15.751, art. 4º, § 1º, de 06/08/2014 e Decreto 17083 de 22/05/2017.</text:p>
      <text:p text:style-name="P26"/>
      <table:table table:name="Tabela1" table:style-name="Tabela1">
        <table:table-column table:style-name="Tabela1.A" table:number-columns-repeated="3"/>
        <table:table-row table:style-name="TableLine94554571169792">
          <table:table-cell table:style-name="Tabela1.A1" office:value-type="string">
            <text:p text:style-name="P27"/>
          </table:table-cell>
          <table:table-cell table:style-name="Tabela1.A1" office:value-type="string">
            <text:p text:style-name="P24"/>
            <text:p text:style-name="P24">AUTO DE INFRAÇÃO</text:p>
          </table:table-cell>
          <table:table-cell table:style-name="Tabela1.A1" office:value-type="string">
            <text:p text:style-name="P25"/>
            <text:p text:style-name="P25">Nº 021/2021</text:p>
          </table:table-cell>
        </table:table-row>
      </table:table>
      <text:p text:style-name="P32"><text:span text:style-name="T2"><text:tab/>Aos</text:span><text:span text:style-name="T3"> 29 </text:span><text:span text:style-name="T2">dias de</text:span><text:span text:style-name="T3"> Janeiro </text:span><text:span text:style-name="T2">de</text:span><text:span text:style-name="T3"> 2021, </text:span><text:span text:style-name="T2">nesta cidade de Piracicaba, foi por mim, fiscal:</text:span></text:p>
      <text:p text:style-name="P29"><text:span text:style-name="T8">Luis Renato Andrade Fischer Nº funcional: 21.613-5</text:span></text:p>
      <text:p text:style-name="P19"><text:span text:style-name="T20"><text:line-break/></text:span><text:span text:style-name="T21">Constatado a infração: </text:span><text:span text:style-name="T24">Não entrou em contato com o Centro de Controle de Zoonoses para agendamento de vistoria relacionada ao controle do mosquito Aedes aegypti dentro do prazo estabelecido.</text:span></text:p>
      <text:p text:style-name="P20"/>
      <text:p text:style-name="P30"><text:span text:style-name="T33">Nome do infrator:</text:span><text:span text:style-name="T34"> Geraldo Porrelli</text:span></text:p>
      <text:p text:style-name="P20"/>
      <text:p text:style-name="P19"><text:span text:style-name="T21">Endereço da irregularidade:</text:span><text:span text:style-name="T24"> Rua XV de Novembro, 445 – Centro</text:span></text:p>
      <table:table table:name="Tabela2" table:style-name="Tabela2">
        <table:table-column table:style-name="Tabela2.A" table:number-columns-repeated="5"/>
        <table:table-column table:style-name="Tabela2.F"/>
        <table:table-row table:style-name="TableLine94554566277632">
          <table:table-cell office:value-type="string">
            <text:p text:style-name="P18"><text:span text:style-name="T19">CPD:</text:span><text:span text:style-name="T20"> 1741</text:span></text:p>
          </table:table-cell>
          <table:table-cell office:value-type="string">
            <text:p text:style-name="P18"><text:span text:style-name="T19">Distrito</text:span><text:span text:style-name="T18">:</text:span><text:span text:style-name="T5"> 01</text:span></text:p>
          </table:table-cell>
          <table:table-cell office:value-type="string">
            <text:p text:style-name="P18"><text:span text:style-name="T19">Setor</text:span><text:span text:style-name="T18">:</text:span><text:span text:style-name="T5"> 01</text:span></text:p>
          </table:table-cell>
          <table:table-cell office:value-type="string">
            <text:p text:style-name="P18"><text:span text:style-name="T19">Quadra</text:span><text:span text:style-name="T18">:</text:span><text:span text:style-name="T5"> 0006</text:span></text:p>
          </table:table-cell>
          <table:table-cell office:value-type="string">
            <text:p text:style-name="P18"><text:span text:style-name="T19">Lote</text:span><text:span text:style-name="T18">: 0240</text:span></text:p>
          </table:table-cell>
          <table:table-cell office:value-type="string">
            <text:p text:style-name="P18"><text:span text:style-name="T19">Sublote</text:span><text:span text:style-name="T18">: 0000</text:span></text:p>
          </table:table-cell>
        </table:table-row>
      </table:table>
      <text:p text:style-name="P22"/>
      <text:p text:style-name="P17"><text:span text:style-name="T21">Endereço de correspondência:</text:span><text:span text:style-name="T24"><text:tab/>Praça José Bonifácio, 799 - Apto Sl 53</text:span><text:span text:style-name="T6"> – Centro  <text:s/>– CEP: 13400340</text:span></text:p>
      <text:p text:style-name="P23">Piracicaba–SP</text:p>
      <text:p text:style-name="P21"/>
      <text:p text:style-name="P11"><text:span text:style-name="T21">Praticou a seguinte infração: </text:span><text:span text:style-name="T25">Encaminhamos notificação solicitando o agendamento de vistoria relacionada ao controle do mosquito Aedes aegypti porém não tivemos retorno conforme solicitado. Notificação publicada em Diário Oficial no dia  26/01/2021 .   </text:span></text:p>
      <text:p text:style-name="P13"/>
      <text:p text:style-name="P11"><text:span text:style-name="T22">Com penalidade prevista na (s) Lei (s):</text:span><text:span text:style-name="T6"> Lei Complementar n° 178/06, artigo 22 e Decreto 15.751/14.  </text:span></text:p>
      <text:p text:style-name="P14"/>
      <text:p text:style-name="P12"><text:span text:style-name="T21">Pelo que impus a multa no valor de </text:span><text:span text:style-name="T23">R$ 1141,84 (mil cento e quarenta e um reais e oitenta e quatro centavos)</text:span><text:span text:style-name="T24">,</text:span> que deve ser recolhida na Tesouraria Municipal, no prazo de 30 dias a contar da data de recebimento deste <text:span text:style-name="T27">ou de sua publicação em Diário Oficial do Município</text:span>, sob pena de a mesma ser cobrada judicialmente.</text:p>
      <text:p text:style-name="P15">* Enviado via correio com Aviso de Recebimento (AR).</text:p>
      <text:p text:style-name="P5"/>
      <text:p text:style-name="P5">Piracicaba, 29 de janeiro de 2021.</text:p>
      <text:p text:style-name="P16"/>
      <text:p text:style-name="P16"/>
      <text:p text:style-name="P16">_________________________________________</text:p>
      <text:p text:style-name="P6">Fiscal do Plano Municipal de Controle do Aedes</text:p>
      <text:p text:style-name="P7">Nos termos da legislação em vigor, poderá o infrator apresentar recurso contra Auto de Infração e Multa dentro do prazo de 30 (trinta) dias a contar da data de recebimento deste Auto ou de sua publicação em Diário Oficial do Município, conforme o disposto no Decreto Nº 15.751, art. 4º, § 1º, de 06/08/2014 e Decreto 17083 de 22/05/2017.</text:p>
      <text:p text:style-name="P26"/>
      <table:table table:name="Tabela1" table:style-name="Tabela1">
        <table:table-column table:style-name="Tabela1.A" table:number-columns-repeated="3"/>
        <table:table-row table:style-name="TableLine94554571169792">
          <table:table-cell table:style-name="Tabela1.A1" office:value-type="string">
            <text:p text:style-name="P27"/>
          </table:table-cell>
          <table:table-cell table:style-name="Tabela1.A1" office:value-type="string">
            <text:p text:style-name="P24"/>
            <text:p text:style-name="P24">AUTO DE INFRAÇÃO</text:p>
          </table:table-cell>
          <table:table-cell table:style-name="Tabela1.A1" office:value-type="string">
            <text:p text:style-name="P25"/>
            <text:p text:style-name="P25">Nº 020/2021</text:p>
          </table:table-cell>
        </table:table-row>
      </table:table>
      <text:p text:style-name="P32"><text:span text:style-name="T2"><text:tab/>Aos</text:span><text:span text:style-name="T3"> 29 </text:span><text:span text:style-name="T2">dias de</text:span><text:span text:style-name="T3"> Janeiro </text:span><text:span text:style-name="T2">de</text:span><text:span text:style-name="T3"> 2021, </text:span><text:span text:style-name="T2">nesta cidade de Piracicaba, foi por mim, fiscal:</text:span></text:p>
      <text:p text:style-name="P29"><text:span text:style-name="T8">Luis Renato Andrade Fischer Nº funcional: 21.613-5</text:span></text:p>
      <text:p text:style-name="P19"><text:span text:style-name="T20"><text:line-break/></text:span><text:span text:style-name="T21">Constatado a infração: </text:span><text:span text:style-name="T24">Não entrou em contato com o Centro de Controle de Zoonoses para agendamento de vistoria relacionada ao controle do mosquito Aedes aegypti dentro do prazo estabelecido.</text:span></text:p>
      <text:p text:style-name="P20"/>
      <text:p text:style-name="P30"><text:span text:style-name="T33">Nome do infrator:</text:span><text:span text:style-name="T34"> Clever Mahn</text:span></text:p>
      <text:p text:style-name="P20"/>
      <text:p text:style-name="P19"><text:span text:style-name="T21">Endereço da irregularidade:</text:span><text:span text:style-name="T24"> Rua do Trabalho, 299 – Vila Independência</text:span></text:p>
      <table:table table:name="Tabela2" table:style-name="Tabela2">
        <table:table-column table:style-name="Tabela2.A" table:number-columns-repeated="5"/>
        <table:table-column table:style-name="Tabela2.F"/>
        <table:table-row table:style-name="TableLine94554566277632">
          <table:table-cell office:value-type="string">
            <text:p text:style-name="P18"><text:span text:style-name="T19">CPD:</text:span><text:span text:style-name="T20"> 237591</text:span></text:p>
          </table:table-cell>
          <table:table-cell office:value-type="string">
            <text:p text:style-name="P18"><text:span text:style-name="T19">Distrito</text:span><text:span text:style-name="T18">:</text:span><text:span text:style-name="T5"> 01</text:span></text:p>
          </table:table-cell>
          <table:table-cell office:value-type="string">
            <text:p text:style-name="P18"><text:span text:style-name="T19">Setor</text:span><text:span text:style-name="T18">:</text:span><text:span text:style-name="T5"> 10</text:span></text:p>
          </table:table-cell>
          <table:table-cell office:value-type="string">
            <text:p text:style-name="P18"><text:span text:style-name="T19">Quadra</text:span><text:span text:style-name="T18">:</text:span><text:span text:style-name="T5"> 0046</text:span></text:p>
          </table:table-cell>
          <table:table-cell office:value-type="string">
            <text:p text:style-name="P18"><text:span text:style-name="T19">Lote</text:span><text:span text:style-name="T18">: 0126</text:span></text:p>
          </table:table-cell>
          <table:table-cell office:value-type="string">
            <text:p text:style-name="P18"><text:span text:style-name="T19">Sublote</text:span><text:span text:style-name="T18">: 0000</text:span></text:p>
          </table:table-cell>
        </table:table-row>
      </table:table>
      <text:p text:style-name="P22"/>
      <text:p text:style-name="P17"><text:span text:style-name="T21">Endereço de correspondência:</text:span><text:span text:style-name="T24"><text:tab/>Rua dos Cravos, 97</text:span><text:span text:style-name="T6"> – Nova Piracicaba <text:s/>– CEP: 13405-077</text:span></text:p>
      <text:p text:style-name="P23">Piracicaba–SP</text:p>
      <text:p text:style-name="P21"/>
      <text:p text:style-name="P11"><text:span text:style-name="T21">Praticou a seguinte infração: </text:span><text:span text:style-name="T25">Encaminhamos notificação solicitando o agendamento de vistoria relacionada ao controle do mosquito Aedes aegypti porém não tivemos retorno conforme solicitado. Notificação publicada em Diário Oficial no dia  26/01/2021 .   </text:span></text:p>
      <text:p text:style-name="P13"/>
      <text:p text:style-name="P11"><text:span text:style-name="T22">Com penalidade prevista na (s) Lei (s):</text:span><text:span text:style-name="T6"> Lei Complementar n° 178/06, artigo 22 e Decreto 15.751/14.  </text:span></text:p>
      <text:p text:style-name="P14"/>
      <text:p text:style-name="P12"><text:span text:style-name="T21">Pelo que impus a multa no valor de </text:span><text:span text:style-name="T23">R$ 1141,84 (mil cento e quarenta e um reais e oitenta e quatro centavos)</text:span><text:span text:style-name="T24">,</text:span> que deve ser recolhida na Tesouraria Municipal, no prazo de 30 dias a contar da data de recebimento deste <text:span text:style-name="T27">ou de sua publicação em Diário Oficial do Município</text:span>, sob pena de a mesma ser cobrada judicialmente.</text:p>
      <text:p text:style-name="P15">* Enviado via correio com Aviso de Recebimento (AR).</text:p>
      <text:p text:style-name="P5"/>
      <text:p text:style-name="P5">Piracicaba, 29 de janeiro de 2021.</text:p>
      <text:p text:style-name="P16"/>
      <text:p text:style-name="P16"/>
      <text:p text:style-name="P16">_________________________________________</text:p>
      <text:p text:style-name="P6">Fiscal do Plano Municipal de Controle do Aedes</text:p>
      <text:p text:style-name="P7">Nos termos da legislação em vigor, poderá o infrator apresentar recurso contra Auto de Infração e Multa dentro do prazo de 30 (trinta) dias a contar da data de recebimento deste Auto ou de sua publicação em Diário Oficial do Município, conforme o disposto no Decreto Nº 15.751, art. 4º, § 1º, de 06/08/2014 e Decreto 17083 de 22/05/2017.</text:p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7" number:language="pt" number:country="BR">
      <number:day number:style="long"/>
    </number:date-style>
    <number:date-style style:name="N10108" number:language="pt" number:country="BR">
      <number:month number:style="long" number:textual="true"/>
      <number:text> de </number:text>
      <number:year number:style="long"/>
    </number:date-style>
    <number:date-style style:name="N10109" number:language="pt" number:country="BR">
      <number:day number:style="long"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fo:font-size="14pt" fo:font-weight="bold" officeooo:paragraph-rsid="004435f4" style:font-size-asian="14pt" style:font-weight-asian="bold" style:font-size-complex="14pt"/>
    </style:style>
    <style:style style:name="MP2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MP3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fo:font-size="14pt" fo:font-weight="bold" officeooo:rsid="008eb809" officeooo:paragraph-rsid="008eb809" style:font-size-asian="14pt" style:font-weight-asian="bold" style:font-size-complex="14pt"/>
    </style:style>
    <style:style style:name="M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MP5" style:family="paragraph" style:parent-style-name="Header">
      <style:paragraph-properties fo:margin-left="0cm" fo:margin-right="0.635cm" fo:margin-top="0cm" fo:margin-bottom="0cm" loext:contextual-spacing="false" fo:text-indent="0cm" style:auto-text-indent="false"/>
      <style:text-properties style:font-name="Calibri2" fo:font-size="11pt" style:font-size-asian="11pt" style:font-size-complex="11pt"/>
    </style:style>
    <style:style style:name="MP6" style:family="paragraph" style:parent-style-name="Header">
      <style:paragraph-properties fo:margin-top="0cm" fo:margin-bottom="0cm" loext:contextual-spacing="false" fo:text-align="justify" style:justify-single-word="false"/>
      <style:text-properties style:font-name="Calibri2" fo:font-size="11pt" officeooo:paragraph-rsid="004ab7e2" style:font-size-asian="11pt" style:font-size-complex="11pt"/>
    </style:style>
    <style:style style:name="MP7" style:family="paragraph" style:parent-style-name="Footer">
      <style:paragraph-properties fo:margin-top="0cm" fo:margin-bottom="0cm" loext:contextual-spacing="false"/>
      <style:text-properties style:font-name="Calibri2" fo:font-size="11pt" style:font-size-asian="11pt" style:font-size-complex="11pt"/>
    </style:style>
    <style:style style:name="MT1" style:family="text">
      <style:text-properties style:use-window-font-color="true" officeooo:rsid="008f64ec"/>
    </style:style>
    <style:style style:name="MT2" style:family="text">
      <style:text-properties officeooo:rsid="008f64ec"/>
    </style:style>
    <style:style style:name="MT3" style:family="text">
      <style:text-properties style:text-position="super 58%"/>
    </style:style>
    <style:style style:name="MT4" style:family="text">
      <style:text-properties style:text-underline-style="solid" style:text-underline-width="auto" style:text-underline-color="font-color"/>
    </style:style>
    <style:style style:name="MT5" style:family="text">
      <style:text-properties style:text-underline-style="solid" style:text-underline-width="auto" style:text-underline-color="font-color" officeooo:rsid="008f5fb9"/>
    </style:style>
    <style:style style:name="MT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MT7" style:family="text">
      <style:text-properties officeooo:rsid="004c0fc5"/>
    </style:style>
    <style:style style:name="MT8" style:family="text">
      <style:text-properties fo:color="#000000" fo:font-size="14pt" style:text-underline-style="solid" style:text-underline-width="auto" style:text-underline-color="font-color" fo:font-weight="normal" officeooo:rsid="004c0fc5" style:font-size-asian="14pt" style:font-weight-asian="normal" style:font-size-complex="14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objectos gráficos3" text:anchor-type="paragraph" svg:x="16.11cm" svg:y="0.086cm" svg:width="1.875cm" svg:height="2.205cm" draw:z-index="3"><draw:image xlink:href="Pictures/100000000000005000000054A29B6271125EA62D.png" xlink:type="simple" xlink:show="embed" xlink:actuate="onLoad" loext:mime-type="image/png"/></draw:frame><draw:frame draw:style-name="Mfr1" draw:name="objectos gráficos4" text:anchor-type="paragraph" svg:x="0.425cm" svg:y="0.199cm" svg:width="2.088cm" svg:height="1.956cm" draw:z-index="1"><draw:image xlink:href="Pictures/100002010000004F0000004AD457406BA683BCE4.png" xlink:type="simple" xlink:show="embed" xlink:actuate="onLoad" loext:mime-type="image/png"/></draw:frame><text:s/>P<text:span text:style-name="MT1">refeitura</text:span> do Município de Piracicaba</text:p>
        <text:p text:style-name="MP2">Secretaria Municipal de Saúde </text:p>
        <text:p text:style-name="MP3">Centro de Controle de Zoonoses</text:p>
        <text:p text:style-name="MP4">Plano Municipal de Controle do Aedes</text:p>
      </style:header>
      <style:footer>
        <text:p text:style-name="MP5">Rua dos Mandis, s/n<text:span text:style-name="MT3">0</text:span>. <text:s/>– Bairro Jupiá </text:p>
        <text:p text:style-name="MP6"><text:span text:style-name="MT4">Tel</text:span><text:span text:style-name="MT5">efone</text:span><text:span text:style-name="MT4">- <text:s/></text:span><text:span text:style-name="MT6">(19) 3427-3351</text:span><text:tab/><text:tab/>E-mail: <text:a xlink:type="simple" xlink:href="mailto:dengue@piracicaba.sp.gov.br" text:style-name="Internet_20_link" text:visited-style-name="Visited_20_Internet_20_Link"><text:span text:style-name="MT8">dengue@piracicaba.sp.gov.br</text:span></text:a></text:p>
        <text:p text:style-name="MP7">Piracicaba - SP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er</meta:initial-creator>
    <meta:editing-cycles>163</meta:editing-cycles>
    <meta:creation-date>2015-01-20T09:20:00</meta:creation-date>
    <dc:date>2021-11-07T18:36:31.288687384</dc:date>
    <meta:editing-duration>P6DT17H2M12S</meta:editing-duration>
    <meta:generator>LibreOffice/6.4.7.2$Linux_X86_64 LibreOffice_project/40$Build-2</meta:generator>
    <meta:print-date>2021-10-21T15:42:16.878000000</meta:print-date>
    <meta:document-statistic meta:table-count="2" meta:image-count="2" meta:object-count="0" meta:page-count="2" meta:paragraph-count="32" meta:word-count="251" meta:character-count="1910" meta:non-whitespace-character-count="167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10.2</meta:user-defined>
  </office:meta>
</office:document-meta>
</file>